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1638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7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7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7,f3,f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x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8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m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5,v5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m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7,f5,f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2x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9(r1)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0m</text:p>
          </table:table-cell>
          <table:table-cell table:number-columns-repeated="2" table:style-name="ce2"/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i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j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7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5x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7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7,f3,f4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8x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8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6m</text:p>
          </table:table-cell>
          <table:table-cell table:number-columns-repeated="2" table:style-name="ce2"/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5,v5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7m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8m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7,f5,f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1x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9(r1)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9m</text:p>
          </table:table-cell>
          <table:table-cell table:number-columns-repeated="2" table:style-name="ce2"/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i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9j</text:p>
          </table:table-cell>
          <table:table-cell table:number-columns-repeated="2" table:style-name="ce2"/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2" table:style-name="ta2"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7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7,v7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7,f3,f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9x</text:p>
          </table:table-cell>
          <table:table-cell office:value-type="string" table:style-name="ce2">
            <text:p>-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7,v8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7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0" table:style-name="ce2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5,v5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8m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7,f5,f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2x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7,v9(r1)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0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i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1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7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5x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7,v7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7,f3,f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x</text:p>
          </table:table-cell>
          <table:table-cell office:value-type="string" table:style-name="ce2">
            <text:p>-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7,v8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5,v5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7m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6,v6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8m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7,f5,f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21x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7,v9(r1)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9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i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6:39:29Z</meta:creation-date>
    <dc:date>2023-02-17T09:16:15Z</dc:date>
    <meta:editing-cycles>4</meta:editing-cycles>
    <meta:editing-duration>PT729S</meta:editing-duration>
  </office:meta>
</office:document-meta>
</file>